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mpo</text:p>
          </table:table-cell>
          <table:table-cell table:formula="of:=1/60/6" office:value-type="float" office:value="0.00277777777777778">
            <text:p>0,0027777778</text:p>
          </table:table-cell>
          <table:table-cell table:number-columns-repeated="2"/>
        </table:table-row>
        <table:table-row table:style-name="ro1">
          <table:table-cell office:value-type="string">
            <text:p>cristal</text:p>
          </table:table-cell>
          <table:table-cell office:value-type="string">
            <text:p>clock</text:p>
          </table:table-cell>
          <table:table-cell office:value-type="string">
            <text:p>cont</text:p>
          </table:table-cell>
          <table:table-cell office:value-type="string">
            <text:p>re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4/[.A4]/1000000" office:value-type="float" office:value="0.000004">
            <text:p>0,000004</text:p>
          </table:table-cell>
          <table:table-cell table:formula="of:=[.$B$1]/[.B4]" office:value-type="float" office:value="694.444444444444">
            <text:p>694,4444444444</text:p>
          </table:table-cell>
          <table:table-cell table:formula="of:=65535-[.C4]" office:value-type="float" office:value="64840.5555555556">
            <text:p>64840,5555555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4/[.A5]/1000000" office:value-type="float" office:value="0.000002">
            <text:p>0,000002</text:p>
          </table:table-cell>
          <table:table-cell table:formula="of:=[.$B$1]/[.B5]" office:value-type="float" office:value="1388.88888888889">
            <text:p>1388,8888888889</text:p>
          </table:table-cell>
          <table:table-cell table:formula="of:=65535-[.C5]" office:value-type="float" office:value="64146.1111111111">
            <text:p>64146,11111111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4/[.A6]/1000000" office:value-type="float" office:value="0.00000133333333333333">
            <text:p>1,33333333333333E-006</text:p>
          </table:table-cell>
          <table:table-cell table:formula="of:=[.$B$1]/[.B6]" office:value-type="float" office:value="2083.33333333333">
            <text:p>2083,3333333333</text:p>
          </table:table-cell>
          <table:table-cell table:formula="of:=65535-[.C6]" office:value-type="float" office:value="63451.6666666667">
            <text:p>63451,6666666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4/[.A7]/1000000" office:value-type="float" office:value="0.000001">
            <text:p>0,000001</text:p>
          </table:table-cell>
          <table:table-cell table:formula="of:=[.$B$1]/[.B7]" office:value-type="float" office:value="2777.77777777778">
            <text:p>2777,7777777778</text:p>
          </table:table-cell>
          <table:table-cell table:formula="of:=65535-[.C7]" office:value-type="float" office:value="62757.2222222222">
            <text:p>62757,222222222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4/[.A8]/1000000" office:value-type="float" office:value="0.0000008">
            <text:p>0,0000008</text:p>
          </table:table-cell>
          <table:table-cell table:formula="of:=[.$B$1]/[.B8]" office:value-type="float" office:value="3472.22222222222">
            <text:p>3472,2222222222</text:p>
          </table:table-cell>
          <table:table-cell table:formula="of:=65535-[.C8]" office:value-type="float" office:value="62062.7777777778">
            <text:p>62062,777777777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4/[.A9]/1000000" office:value-type="float" office:value="0.000000666666666666667">
            <text:p>6,66666666666667E-007</text:p>
          </table:table-cell>
          <table:table-cell table:formula="of:=[.$B$1]/[.B9]" office:value-type="float" office:value="4166.66666666667">
            <text:p>4166,6666666667</text:p>
          </table:table-cell>
          <table:table-cell table:formula="of:=65535-[.C9]" office:value-type="float" office:value="61368.3333333333">
            <text:p>61368,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4/[.A10]/1000000" office:value-type="float" office:value="0.000000571428571428571">
            <text:p>5,71428571428571E-007</text:p>
          </table:table-cell>
          <table:table-cell table:formula="of:=[.$B$1]/[.B10]" office:value-type="float" office:value="4861.11111111111">
            <text:p>4861,1111111111</text:p>
          </table:table-cell>
          <table:table-cell table:formula="of:=65535-[.C10]" office:value-type="float" office:value="60673.8888888889">
            <text:p>60673,888888888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4/[.A11]/1000000" office:value-type="float" office:value="0.0000005">
            <text:p>0,0000005</text:p>
          </table:table-cell>
          <table:table-cell table:formula="of:=[.$B$1]/[.B11]" office:value-type="float" office:value="5555.55555555556">
            <text:p>5555,5555555556</text:p>
          </table:table-cell>
          <table:table-cell table:formula="of:=65535-[.C11]" office:value-type="float" office:value="59979.4444444444">
            <text:p>59979,444444444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4/[.A12]/1000000" office:value-type="float" office:value="0.000000444444444444444">
            <text:p>4,44444444444444E-007</text:p>
          </table:table-cell>
          <table:table-cell table:formula="of:=[.$B$1]/[.B12]" office:value-type="float" office:value="6250">
            <text:p>6250</text:p>
          </table:table-cell>
          <table:table-cell table:formula="of:=65535-[.C12]" office:value-type="float" office:value="59285">
            <text:p>592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/[.A13]/1000000" office:value-type="float" office:value="0.0000004">
            <text:p>0,0000004</text:p>
          </table:table-cell>
          <table:table-cell table:formula="of:=[.$B$1]/[.B13]" office:value-type="float" office:value="6944.44444444444">
            <text:p>6944,4444444445</text:p>
          </table:table-cell>
          <table:table-cell table:formula="of:=65535-[.C13]" office:value-type="float" office:value="58590.5555555556">
            <text:p>58590,55555555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4/[.A14]/1000000" office:value-type="float" office:value="0.000000363636363636364">
            <text:p>3,63636363636364E-007</text:p>
          </table:table-cell>
          <table:table-cell table:formula="of:=[.$B$1]/[.B14]" office:value-type="float" office:value="7638.88888888889">
            <text:p>7638,8888888889</text:p>
          </table:table-cell>
          <table:table-cell table:formula="of:=65535-[.C14]" office:value-type="float" office:value="57896.1111111111">
            <text:p>57896,11111111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4/[.A15]/1000000" office:value-type="float" office:value="0.000000333333333333333">
            <text:p>3,33333333333333E-007</text:p>
          </table:table-cell>
          <table:table-cell table:formula="of:=[.$B$1]/[.B15]" office:value-type="float" office:value="8333.33333333333">
            <text:p>8333,3333333333</text:p>
          </table:table-cell>
          <table:table-cell table:formula="of:=65535-[.C15]" office:value-type="float" office:value="57201.6666666667">
            <text:p>57201,66666666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4/[.A16]/1000000" office:value-type="float" office:value="0.000000307692307692308">
            <text:p>3,07692307692308E-007</text:p>
          </table:table-cell>
          <table:table-cell table:formula="of:=[.$B$1]/[.B16]" office:value-type="float" office:value="9027.77777777778">
            <text:p>9027,7777777778</text:p>
          </table:table-cell>
          <table:table-cell table:formula="of:=65535-[.C16]" office:value-type="float" office:value="56507.2222222222">
            <text:p>56507,22222222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4/[.A17]/1000000" office:value-type="float" office:value="0.000000285714285714286">
            <text:p>2,85714285714286E-007</text:p>
          </table:table-cell>
          <table:table-cell table:formula="of:=[.$B$1]/[.B17]" office:value-type="float" office:value="9722.22222222222">
            <text:p>9722,2222222222</text:p>
          </table:table-cell>
          <table:table-cell table:formula="of:=65535-[.C17]" office:value-type="float" office:value="55812.7777777778">
            <text:p>55812,77777777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4/[.A18]/1000000" office:value-type="float" office:value="0.000000266666666666667">
            <text:p>2,66666666666667E-007</text:p>
          </table:table-cell>
          <table:table-cell table:formula="of:=[.$B$1]/[.B18]" office:value-type="float" office:value="10416.6666666667">
            <text:p>10416,6666666667</text:p>
          </table:table-cell>
          <table:table-cell table:formula="of:=65535-[.C18]" office:value-type="float" office:value="55118.3333333333">
            <text:p>55118,33333333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4/[.A19]/1000000" office:value-type="float" office:value="0.00000025">
            <text:p>0,00000025</text:p>
          </table:table-cell>
          <table:table-cell table:formula="of:=[.$B$1]/[.B19]" office:value-type="float" office:value="11111.1111111111">
            <text:p>11111,1111111111</text:p>
          </table:table-cell>
          <table:table-cell table:formula="of:=65535-[.C19]" office:value-type="float" office:value="54423.8888888889">
            <text:p>54423,88888888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4/[.A20]/1000000" office:value-type="float" office:value="0.000000235294117647059">
            <text:p>2,35294117647059E-007</text:p>
          </table:table-cell>
          <table:table-cell table:formula="of:=[.$B$1]/[.B20]" office:value-type="float" office:value="11805.5555555556">
            <text:p>11805,5555555556</text:p>
          </table:table-cell>
          <table:table-cell table:formula="of:=65535-[.C20]" office:value-type="float" office:value="53729.4444444444">
            <text:p>53729,44444444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4/[.A21]/1000000" office:value-type="float" office:value="0.000000222222222222222">
            <text:p>2,22222222222222E-007</text:p>
          </table:table-cell>
          <table:table-cell table:formula="of:=[.$B$1]/[.B21]" office:value-type="float" office:value="12500">
            <text:p>12500</text:p>
          </table:table-cell>
          <table:table-cell table:formula="of:=65535-[.C21]" office:value-type="float" office:value="53035">
            <text:p>53035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23/09/2014</text:date>, <text:time>11:14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ício Cukier</meta:initial-creator>
    <meta:creation-date>2014-09-23T10:43:21.25</meta:creation-date>
    <dc:date>2014-09-23T11:14:12.02</dc:date>
    <dc:creator>Maurício Cukier</dc:creator>
    <meta:editing-duration>PT15M40S</meta:editing-duration>
    <meta:editing-cycles>1</meta:editing-cycles>
    <meta:document-statistic meta:table-count="3" meta:cell-count="78" meta:object-count="0"/>
    <meta:generator>OpenOffice/4.1.0$Win32 OpenOffice.org_project/410m18$Build-9764</meta:generator>
  </office:meta>
</office:document-meta>
</file>